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4cm" fo:margin-left="0.258cm" table:align="left"/>
    </style:style>
    <style:style style:name="Таблица1.A" style:family="table-column">
      <style:table-column-properties style:column-width="10.807cm"/>
    </style:style>
    <style:style style:name="Таблица1.B" style:family="table-column">
      <style:table-column-properties style:column-width="6.899cm"/>
    </style:style>
    <style:style style:name="Таблица1.C" style:family="table-column">
      <style:table-column-properties style:column-width="7.694cm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6444" officeooo:paragraph-rsid="0019644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388e" officeooo:paragraph-rsid="0014388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10" style:family="paragraph" style:parent-style-name="Standard">
      <style:text-properties officeooo:paragraph-rsid="00171e7a"/>
    </style:style>
    <style:style style:name="P11" style:family="paragraph" style:parent-style-name="Standard">
      <style:paragraph-properties fo:text-align="center" style:justify-single-word="false"/>
      <style:text-properties officeooo:paragraph-rsid="000463eb"/>
    </style:style>
    <style:style style:name="P12" style:family="paragraph" style:parent-style-name="Standard">
      <style:paragraph-properties fo:text-align="center" style:justify-single-word="false"/>
      <style:text-properties officeooo:paragraph-rsid="0005a551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171e7a"/>
    </style:style>
    <style:style style:name="P16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1a36f7"/>
    </style:style>
    <style:style style:name="P17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8pt" officeooo:paragraph-rsid="00171e7a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8pt" officeooo:paragraph-rsid="001a36f7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ize="8pt" officeooo:rsid="000ce7c2" officeooo:paragraph-rsid="00171e7a" style:font-size-asian="8pt" style:font-size-complex="8pt"/>
    </style:style>
    <style:style style:name="P24" style:family="paragraph" style:parent-style-name="Standard">
      <style:paragraph-properties fo:text-align="start" style:justify-single-word="false"/>
      <style:text-properties fo:font-size="8pt" officeooo:rsid="000ce7c2" officeooo:paragraph-rsid="001a36f7" style:font-size-asian="8pt" style:font-size-complex="8pt"/>
    </style:style>
    <style:style style:name="P25" style:family="paragraph" style:parent-style-name="Standard">
      <style:text-properties officeooo:paragraph-rsid="000b8b5a"/>
    </style:style>
    <style:style style:name="P26" style:family="paragraph" style:parent-style-name="Standard">
      <style:text-properties officeooo:paragraph-rsid="000c16a8"/>
    </style:style>
    <style:style style:name="P27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28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171e7a"/>
    </style:style>
    <style:style style:name="P29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1a36f7"/>
    </style:style>
    <style:style style:name="P30" style:family="paragraph" style:parent-style-name="Standard">
      <style:paragraph-properties fo:text-align="start" style:justify-single-word="false"/>
      <style:text-properties officeooo:paragraph-rsid="0010144e"/>
    </style:style>
    <style:style style:name="P31" style:family="paragraph" style:parent-style-name="Standard">
      <style:paragraph-properties fo:text-align="start" style:justify-single-word="false"/>
      <style:text-properties officeooo:paragraph-rsid="0018223d"/>
    </style:style>
    <style:style style:name="P32" style:family="paragraph" style:parent-style-name="Standard">
      <style:paragraph-properties fo:text-align="start" style:justify-single-word="false"/>
      <style:text-properties officeooo:paragraph-rsid="001a36f7"/>
    </style:style>
    <style:style style:name="P33" style:family="paragraph" style:parent-style-name="Standard">
      <style:text-properties fo:font-size="12pt" officeooo:paragraph-rsid="00171e7a" style:font-size-asian="12pt" style:font-size-complex="12pt"/>
    </style:style>
    <style:style style:name="P34" style:family="paragraph" style:parent-style-name="Standard">
      <style:text-properties officeooo:rsid="0015d33d" officeooo:paragraph-rsid="00196444"/>
    </style:style>
    <style:style style:name="P35" style:family="paragraph" style:parent-style-name="Standard">
      <style:text-properties officeooo:paragraph-rsid="00196444"/>
    </style:style>
    <style:style style:name="P36" style:family="paragraph" style:parent-style-name="Footer">
      <style:text-properties officeooo:paragraph-rsid="00171e7a"/>
    </style:style>
    <style:style style:name="P37" style:family="paragraph" style:parent-style-name="Footer">
      <style:paragraph-properties fo:text-align="center" style:justify-single-word="false"/>
    </style:style>
    <style:style style:name="P38" style:family="paragraph" style:parent-style-name="Footer">
      <style:paragraph-properties fo:text-align="center" style:justify-single-word="false"/>
      <style:text-properties officeooo:paragraph-rsid="0005a551"/>
    </style:style>
    <style:style style:name="P39" style:family="paragraph" style:parent-style-name="Footer">
      <style:paragraph-properties fo:text-align="center" style:justify-single-word="false"/>
      <style:text-properties officeooo:paragraph-rsid="000b8b5a"/>
    </style:style>
    <style:style style:name="P4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41" style:family="paragraph" style:parent-style-name="Table_20_Contents">
      <style:text-properties officeooo:rsid="000463eb" officeooo:paragraph-rsid="000463eb"/>
    </style:style>
    <style:style style:name="P42" style:family="paragraph" style:parent-style-name="Table_20_Contents">
      <style:text-properties officeooo:rsid="0004c4cd" officeooo:paragraph-rsid="0004c4cd"/>
    </style:style>
    <style:style style:name="P43" style:family="paragraph" style:parent-style-name="Table_20_Contents"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45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118382" officeooo:paragraph-rsid="0010144e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font-weight="bold" officeooo:rsid="0010144e" officeooo:paragraph-rsid="0010144e" style:font-weight-asian="bold" style:font-weight-complex="bold"/>
    </style:style>
    <style:style style:name="P52" style:family="paragraph" style:parent-style-name="Table_20_Contents">
      <style:text-properties fo:font-weight="bold" officeooo:rsid="0010144e" officeooo:paragraph-rsid="0010144e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10144e" officeooo:paragraph-rsid="0010144e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officeooo:rsid="00124933" officeooo:paragraph-rsid="00124933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14388e" officeooo:paragraph-rsid="0014388e" style:font-weight-asian="bold" style:font-weight-complex="bold"/>
    </style:style>
    <style:style style:name="P56" style:family="paragraph" style:parent-style-name="Table_20_Contents">
      <style:text-properties fo:font-weight="bold" officeooo:rsid="0015d33d" officeooo:paragraph-rsid="00171e7a" style:font-weight-asian="bold" style:font-weight-complex="bold"/>
    </style:style>
    <style:style style:name="P57" style:family="paragraph" style:parent-style-name="Table_20_Contents">
      <style:text-properties fo:font-weight="bold" officeooo:rsid="001a938e" officeooo:paragraph-rsid="001a938e" style:font-weight-asian="bold" style:font-weight-complex="bold"/>
    </style:style>
    <style:style style:name="P58" style:family="paragraph" style:parent-style-name="Table_20_Contents">
      <style:text-properties fo:font-weight="bold" officeooo:rsid="001a938e" officeooo:paragraph-rsid="001b5c6f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73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74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75" style:family="paragraph" style:parent-style-name="Table_20_Contents">
      <style:paragraph-properties fo:text-align="start" style:justify-single-word="false"/>
      <style:text-properties officeooo:rsid="000ce7c2" officeooo:paragraph-rsid="00171e7a"/>
    </style:style>
    <style:style style:name="P76" style:family="paragraph" style:parent-style-name="Table_20_Contents">
      <style:paragraph-properties fo:text-align="start" style:justify-single-word="false"/>
      <style:text-properties officeooo:rsid="000ce7c2" officeooo:paragraph-rsid="001a36f7"/>
    </style:style>
    <style:style style:name="P77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78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79" style:family="paragraph" style:parent-style-name="Table_20_Contents">
      <style:paragraph-properties fo:text-align="center" style:justify-single-word="false"/>
      <style:text-properties officeooo:paragraph-rsid="00171e7a"/>
    </style:style>
    <style:style style:name="P80" style:family="paragraph" style:parent-style-name="Table_20_Contents">
      <style:paragraph-properties fo:text-align="center" style:justify-single-word="false"/>
      <style:text-properties officeooo:paragraph-rsid="001a36f7"/>
    </style:style>
    <style:style style:name="P81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82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83" style:family="paragraph" style:parent-style-name="Table_20_Contents">
      <style:paragraph-properties fo:text-align="end" style:justify-single-word="false"/>
      <style:text-properties officeooo:rsid="00196541" officeooo:paragraph-rsid="00171e7a"/>
    </style:style>
    <style:style style:name="P84" style:family="paragraph" style:parent-style-name="Table_20_Contents">
      <style:paragraph-properties fo:text-align="end" style:justify-single-word="false"/>
      <style:text-properties officeooo:rsid="00196541" officeooo:paragraph-rsid="001a36f7"/>
    </style:style>
    <style:style style:name="P85" style:family="paragraph" style:parent-style-name="Table_20_Contents">
      <style:paragraph-properties fo:text-align="start" style:justify-single-word="false"/>
    </style:style>
    <style:style style:name="P86" style:family="paragraph" style:parent-style-name="Table_20_Contents">
      <style:paragraph-properties fo:text-align="start" style:justify-single-word="false"/>
      <style:text-properties officeooo:rsid="00124933" officeooo:paragraph-rsid="00124933"/>
    </style:style>
    <style:style style:name="P87" style:family="paragraph" style:parent-style-name="Table_20_Contents">
      <style:paragraph-properties fo:text-align="start" style:justify-single-word="false"/>
      <style:text-properties officeooo:rsid="0014388e" officeooo:paragraph-rsid="0014388e"/>
    </style:style>
    <style:style style:name="P88" style:family="paragraph" style:parent-style-name="Table_20_Contents">
      <style:text-properties officeooo:rsid="0015d33d" officeooo:paragraph-rsid="00171e7a"/>
    </style:style>
    <style:style style:name="P89" style:family="paragraph" style:parent-style-name="Table_20_Contents">
      <style:text-properties fo:color="#ce181e" officeooo:rsid="0015d33d" officeooo:paragraph-rsid="00171e7a"/>
    </style:style>
    <style:style style:name="P90" style:family="paragraph" style:parent-style-name="Table_20_Contents">
      <style:text-properties fo:font-size="12pt" officeooo:rsid="0015d33d" officeooo:paragraph-rsid="0015d33d" style:font-size-asian="12pt" style:font-size-complex="12pt"/>
    </style:style>
    <style:style style:name="P91" style:family="paragraph" style:parent-style-name="Table_20_Contents">
      <style:text-properties fo:font-size="12pt" officeooo:rsid="0015d33d" officeooo:paragraph-rsid="00171e7a" style:font-size-asian="12pt" style:font-size-complex="12pt"/>
    </style:style>
    <style:style style:name="P92" style:family="paragraph" style:parent-style-name="Table_20_Contents">
      <style:text-properties fo:font-size="12pt" officeooo:paragraph-rsid="00171e7a" style:font-size-asian="12pt" style:font-size-complex="12pt"/>
    </style:style>
    <style:style style:name="P93" style:family="paragraph" style:parent-style-name="Table_20_Contents">
      <style:text-properties fo:font-size="12pt" fo:font-weight="bold" officeooo:rsid="0015d33d" officeooo:paragraph-rsid="0015d33d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12pt" fo:font-weight="bold" officeooo:rsid="00171e7a" officeooo:paragraph-rsid="00171e7a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font-size="10pt" fo:font-weight="bold" officeooo:rsid="00160634" officeooo:paragraph-rsid="00196444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font-size="10pt" fo:font-weight="bold" officeooo:rsid="00160634" officeooo:paragraph-rsid="001b5c6f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size="10pt" fo:font-weight="bold" officeooo:rsid="00196444" officeooo:paragraph-rsid="00196444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size="10pt" fo:font-weight="bold" officeooo:rsid="00196444" officeooo:paragraph-rsid="001b5c6f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size="10pt" officeooo:rsid="00160634" officeooo:paragraph-rsid="00196444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fo:font-size="10pt" officeooo:rsid="00160634" officeooo:paragraph-rsid="001b5c6f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fo:font-size="10pt" officeooo:rsid="00196444" officeooo:paragraph-rsid="00196444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fo:font-size="10pt" officeooo:rsid="00196444" officeooo:paragraph-rsid="001b5c6f" style:font-size-asian="10pt" style:font-size-complex="10pt"/>
    </style:style>
    <style:style style:name="P103" style:family="paragraph" style:parent-style-name="Table_20_Contents">
      <style:text-properties officeooo:rsid="001a938e" officeooo:paragraph-rsid="001a938e"/>
    </style:style>
    <style:style style:name="P104" style:family="paragraph" style:parent-style-name="Table_20_Contents">
      <style:text-properties officeooo:rsid="001a938e" officeooo:paragraph-rsid="001b5c6f"/>
    </style:style>
    <style:style style:name="P105" style:family="paragraph" style:parent-style-name="Text_20_body">
      <style:text-properties officeooo:rsid="0015d33d" officeooo:paragraph-rsid="0015d33d"/>
    </style:style>
    <style:style style:name="P106" style:family="paragraph" style:parent-style-name="Text_20_body">
      <style:text-properties officeooo:rsid="0015d33d" officeooo:paragraph-rsid="00171e7a"/>
    </style:style>
    <style:style style:name="P107" style:family="paragraph" style:parent-style-name="Text_20_body">
      <style:text-properties officeooo:rsid="0015d33d" officeooo:paragraph-rsid="00196444"/>
    </style:style>
    <style:style style:name="P108" style:family="paragraph" style:parent-style-name="Text_20_body">
      <style:text-properties officeooo:rsid="0015d33d" officeooo:paragraph-rsid="001a36f7"/>
    </style:style>
    <style:style style:name="P109" style:family="paragraph" style:parent-style-name="Text_20_body">
      <style:text-properties officeooo:rsid="0015d33d" officeooo:paragraph-rsid="001a938e"/>
    </style:style>
    <style:style style:name="P110" style:family="paragraph" style:parent-style-name="Text_20_body">
      <style:text-properties officeooo:rsid="0015d33d" officeooo:paragraph-rsid="001b5c6f"/>
    </style:style>
    <style:style style:name="P111" style:family="paragraph" style:parent-style-name="Text_20_body">
      <style:text-properties officeooo:rsid="00196444" officeooo:paragraph-rsid="00196444"/>
    </style:style>
    <style:style style:name="P112" style:family="paragraph" style:parent-style-name="Text_20_body">
      <style:text-properties fo:font-weight="bold" officeooo:rsid="0015d33d" officeooo:paragraph-rsid="00196444" style:font-weight-asian="bold" style:font-weight-complex="bold"/>
    </style:style>
    <style:style style:name="P113" style:family="paragraph" style:parent-style-name="Text_20_body">
      <style:text-properties fo:font-weight="bold" officeooo:rsid="0015d33d" officeooo:paragraph-rsid="001a938e" style:font-weight-asian="bold" style:font-weight-complex="bold"/>
    </style:style>
    <style:style style:name="P114" style:family="paragraph" style:parent-style-name="Text_20_body">
      <style:text-properties fo:font-weight="bold" officeooo:rsid="0015d33d" officeooo:paragraph-rsid="001b5c6f" style:font-weight-asian="bold" style:font-weight-complex="bold"/>
    </style:style>
    <style:style style:name="P115" style:family="paragraph" style:parent-style-name="Text_20_body">
      <style:text-properties fo:font-weight="bold" officeooo:rsid="001a36f7" officeooo:paragraph-rsid="001a36f7" style:font-weight-asian="bold" style:font-weight-complex="bold"/>
    </style:style>
    <style:style style:name="P116" style:family="paragraph" style:parent-style-name="Text_20_body">
      <style:text-properties fo:font-weight="bold" officeooo:rsid="001a36f7" officeooo:paragraph-rsid="001a938e" style:font-weight-asian="bold" style:font-weight-complex="bold"/>
    </style:style>
    <style:style style:name="P117" style:family="paragraph" style:parent-style-name="Text_20_body">
      <style:text-properties fo:font-weight="bold" officeooo:rsid="001a36f7" officeooo:paragraph-rsid="001b5c6f" style:font-weight-asian="bold" style:font-weight-complex="bold"/>
    </style:style>
    <style:style style:name="P118" style:family="paragraph" style:parent-style-name="Text_20_body">
      <style:text-properties fo:font-weight="bold" officeooo:rsid="001a938e" officeooo:paragraph-rsid="001a938e" style:font-weight-asian="bold" style:font-weight-complex="bold"/>
    </style:style>
    <style:style style:name="P119" style:family="paragraph" style:parent-style-name="Text_20_body">
      <style:text-properties fo:font-weight="bold" officeooo:rsid="001a938e" officeooo:paragraph-rsid="001b5c6f" style:font-weight-asian="bold" style:font-weight-complex="bold"/>
    </style:style>
    <style:style style:name="P120" style:family="paragraph" style:parent-style-name="Text_20_body">
      <style:text-properties fo:font-weight="bold" officeooo:rsid="00196444" officeooo:paragraph-rsid="001a938e" style:font-weight-asian="bold" style:font-weight-complex="bold"/>
    </style:style>
    <style:style style:name="P121" style:family="paragraph" style:parent-style-name="Text_20_body">
      <style:text-properties officeooo:rsid="001a36f7" officeooo:paragraph-rsid="001a36f7"/>
    </style:style>
    <style:style style:name="P122" style:family="paragraph" style:parent-style-name="Text_20_body">
      <style:text-properties officeooo:rsid="001a36f7" officeooo:paragraph-rsid="001a938e"/>
    </style:style>
    <style:style style:name="P123" style:family="paragraph" style:parent-style-name="Text_20_body">
      <style:text-properties officeooo:paragraph-rsid="001a36f7"/>
    </style:style>
    <style:style style:name="P124" style:family="paragraph" style:parent-style-name="Text_20_body">
      <style:text-properties officeooo:paragraph-rsid="001b5c6f"/>
    </style:style>
    <style:style style:name="P125" style:family="paragraph" style:parent-style-name="Text_20_body">
      <style:text-properties officeooo:rsid="00196541" officeooo:paragraph-rsid="00196444"/>
    </style:style>
    <style:style style:name="P126" style:family="paragraph" style:parent-style-name="Text_20_body">
      <style:text-properties officeooo:rsid="00196541" officeooo:paragraph-rsid="001a938e"/>
    </style:style>
    <style:style style:name="P127" style:family="paragraph" style:parent-style-name="Text_20_body">
      <style:text-properties officeooo:rsid="00196541" officeooo:paragraph-rsid="001b5c6f"/>
    </style:style>
    <style:style style:name="P128" style:family="paragraph" style:parent-style-name="Text_20_body">
      <style:paragraph-properties fo:break-before="page"/>
      <style:text-properties officeooo:rsid="0015d33d" officeooo:paragraph-rsid="001a938e"/>
    </style:style>
    <style:style style:name="P129" style:family="paragraph" style:parent-style-name="Text_20_body">
      <style:paragraph-properties fo:break-before="page"/>
      <style:text-properties officeooo:rsid="0015d33d" officeooo:paragraph-rsid="001b5c6f"/>
    </style:style>
    <style:style style:name="P130" style:family="paragraph" style:parent-style-name="Text_20_body">
      <style:paragraph-properties fo:break-before="page"/>
      <style:text-properties fo:font-weight="bold" officeooo:rsid="001a36f7" officeooo:paragraph-rsid="001b5c6f" style:font-weight-asian="bold" style:font-weight-complex="bold"/>
    </style:style>
    <style:style style:name="P131" style:family="paragraph" style:parent-style-name="Heading_20_2">
      <style:text-properties fo:font-size="10pt" fo:font-weight="bold" officeooo:rsid="00196444" style:font-size-asian="10pt" style:font-weight-asian="bold" style:font-size-complex="10pt" style:font-weight-complex="bold"/>
    </style:style>
    <style:style style:name="P132" style:family="paragraph" style:parent-style-name="Heading_20_2">
      <style:text-properties fo:font-size="12pt" style:font-size-asian="12pt" style:font-size-complex="12pt"/>
    </style:style>
    <style:style style:name="P133" style:family="paragraph" style:parent-style-name="Heading_20_2">
      <style:text-properties fo:font-size="12pt" officeooo:paragraph-rsid="00213da8" style:font-size-asian="12pt" style:font-size-complex="12pt"/>
    </style:style>
    <style:style style:name="P134" style:family="paragraph" style:parent-style-name="Text_20_body" style:list-style-name="L1">
      <style:text-properties officeooo:paragraph-rsid="001a36f7"/>
    </style:style>
    <style:style style:name="P135" style:family="paragraph" style:parent-style-name="Text_20_body" style:list-style-name="L1">
      <style:text-properties fo:font-weight="bold" officeooo:rsid="00196444" officeooo:paragraph-rsid="001a938e" style:font-weight-asian="bold" style:font-weight-complex="bold"/>
    </style:style>
    <style:style style:name="P136" style:family="paragraph" style:parent-style-name="Text_20_body">
      <style:text-properties fo:font-weight="bold" officeooo:rsid="001a36f7" officeooo:paragraph-rsid="001a36f7" style:font-weight-asian="bold" style:font-weight-complex="bold"/>
    </style:style>
    <style:style style:name="P137" style:family="paragraph" style:parent-style-name="Text_20_body">
      <style:text-properties fo:font-weight="bold" officeooo:rsid="001a36f7" officeooo:paragraph-rsid="001b5c6f" style:font-weight-asian="bold" style:font-weight-complex="bold"/>
    </style:style>
    <style:style style:name="P138" style:family="paragraph" style:parent-style-name="Text_20_body">
      <style:text-properties fo:font-weight="bold" officeooo:rsid="001a36f7" officeooo:paragraph-rsid="00213da8" style:font-weight-asian="bold" style:font-weight-complex="bold"/>
    </style:style>
    <style:style style:name="P139" style:family="paragraph" style:parent-style-name="Text_20_body">
      <style:text-properties officeooo:rsid="00196444" officeooo:paragraph-rsid="00213da8"/>
    </style:style>
    <style:style style:name="P140" style:family="paragraph" style:parent-style-name="Text_20_body">
      <style:text-properties officeooo:rsid="0015d33d" officeooo:paragraph-rsid="00213da8"/>
    </style:style>
    <style:style style:name="P141" style:family="paragraph" style:parent-style-name="Text_20_body">
      <style:text-properties officeooo:rsid="0015d33d" officeooo:paragraph-rsid="001a36f7"/>
    </style:style>
    <style:style style:name="P142" style:family="paragraph" style:parent-style-name="Text_20_body">
      <style:text-properties officeooo:rsid="0015d33d" officeooo:paragraph-rsid="001b5c6f"/>
    </style:style>
    <style:style style:name="P143" style:family="paragraph" style:parent-style-name="Text_20_body">
      <style:paragraph-properties fo:break-before="page"/>
      <style:text-properties fo:font-weight="bold" officeooo:rsid="001a36f7" officeooo:paragraph-rsid="00213da8" style:font-weight-asian="bold" style:font-weight-complex="bold"/>
    </style:style>
    <style:style style:name="T1" style:family="text">
      <style:text-properties officeooo:rsid="001100da"/>
    </style:style>
    <style:style style:name="T2" style:family="text">
      <style:text-properties officeooo:rsid="001a36f7"/>
    </style:style>
    <style:style style:name="T3" style:family="text">
      <style:text-properties officeooo:rsid="0015d33d"/>
    </style:style>
    <style:style style:name="T4" style:family="text">
      <style:text-properties officeooo:rsid="000fbafd"/>
    </style:style>
    <style:style style:name="T5" style:family="text">
      <style:text-properties officeooo:rsid="000c16a8"/>
    </style:style>
    <style:style style:name="T6" style:family="text">
      <style:text-properties officeooo:rsid="000aa6fc"/>
    </style:style>
    <style:style style:name="T7" style:family="text">
      <style:text-properties officeooo:rsid="00079a1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0ce7c2"/>
    </style:style>
    <style:style style:name="T10" style:family="text">
      <style:text-properties officeooo:rsid="00196541"/>
    </style:style>
    <style:style style:name="T11" style:family="text">
      <style:text-properties officeooo:rsid="0010144e"/>
    </style:style>
    <style:style style:name="T12" style:family="text">
      <style:text-properties officeooo:rsid="00104247"/>
    </style:style>
    <style:style style:name="T13" style:family="text">
      <style:text-properties officeooo:rsid="00124933"/>
    </style:style>
    <style:style style:name="T14" style:family="text">
      <style:text-properties officeooo:rsid="00196444"/>
    </style:style>
    <style:style style:name="T15" style:family="text">
      <style:text-properties officeooo:rsid="0017cc1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96444" style:font-weight-asian="bold" style:font-weight-complex="bold"/>
    </style:style>
    <style:style style:name="T18" style:family="text">
      <style:text-properties fo:font-weight="bold" officeooo:rsid="001a36f7" style:font-weight-asian="bold" style:font-weight-complex="bold"/>
    </style:style>
    <style:style style:name="T19" style:family="text">
      <style:text-properties officeooo:rsid="001a938e"/>
    </style:style>
    <style:style style:name="T20" style:family="text">
      <style:text-properties officeooo:rsid="001b5c6f"/>
    </style:style>
    <style:style style:name="T21" style:family="text">
      <style:text-properties officeooo:rsid="001ccd45"/>
    </style:style>
    <style:style style:name="T22" style:family="text">
      <style:text-properties officeooo:rsid="00213da8"/>
    </style:style>
    <style:style style:name="T23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Повседневный ПУ - ____________ <text:span text:style-name="T22">(место)</text:span>, карта ____________ (масштаб), издание ____________<text:span text:style-name="T22">г.</text:span> (число, месяц, год) </text:p>
      <text:h text:style-name="P132" text:outline-level="2">1. Состав, положение и состояние сил и средств, назначенных для решения задач по противодействию терроризму и ликвидации последствий террористических актов.</text:h>
      <text:p text:style-name="P140">Состав (численность личного состава, вооружения, боевой и специальной техники), дислокация, сроки готовности мобильных резервов командующих войсками военных округов</text:p>
      <text:p text:style-name="P140">Состав оперативных групп «Антитеррор»<text:line-break/>Состав (численность личного состава, вооружения, боевой и специальной техники), дислокация, сроки готовности ротных и батальонных тактических групп, выделяемых в состав группировок сил и средств оперативных штабов в субъектах Российской Федерации, для участия в контртеррористических операциях<text:span text:style-name="T21">)</text:span></text:p>
      <text:p text:style-name="P35"/>
      <text:h text:style-name="P132" text:outline-level="2">2. Обстановка в регионе (в районах дислокации гарнизонов, военных городков и воинских частей).</text:h>
      <text:p text:style-name="P108">Состояние криминогенной обстановки (в том числе происшествия (преступления) террористического характера, имевшие место в отчетном периоде (в соответствии с приказом командующего Воздушно-десантными войсками от 30 июня 2014 г. No143 дсп). </text:p>
      <text:p text:style-name="P115"/>
      <text:p text:style-name="P108">Районы с наиболее неблагоприятной обстановкой и социальной напряженности, наличие деструктивных религиозных движений. Предполагаемое количество, состав и характер действий террористических групп. </text:p>
      <text:p text:style-name="P115"/>
      <text:p text:style-name="P108">Перечень критически важных и потенциально опасных объектов, подчиненных (оперативно подчиненных) командиру соединения (воинской части). </text:p>
      <text:p text:style-name="P108">Вывод о наличии и характере террористических угроз. </text:p>
      <text:h text:style-name="Heading_20_2" text:outline-level="2"><text:soft-page-break/>3. <text:span text:style-name="T23">Организация подготовки должностных лиц оперативных групп «Антитеррор», сил и средств, выделенных для противодействия терроризму.</text:span></text:h>
      <text:p text:style-name="P108">Участие в учениях, командно-штабных тренировках (тренировках), проведенных под руководством Национального антитеррористического комитета и оперативных штабов в субъектах Российской Федерации.</text:p>
      <text:p text:style-name="P108"/>
      <text:p text:style-name="P108">Учения, сборы (показные и инструкторско-методические занятия). командно-штабные тренировки (тренировки), проведенные в отчетном периоде по плану (под руководством) командующего ВДВ. </text:p>
      <text:p text:style-name="P108"/>
      <text:p text:style-name="P108">Учения, командно-штабные тренировки (тренировки), проведенные в отчетном периоде по плану (под руководством) начальников зон (районов) противодействия терроризму и начальников территориальных гарнизонов. </text:p>
      <text:p text:style-name="P108"/>
      <text:p text:style-name="P108">Еженедельные, ежемесячные и ежеквартальные практические тренировки с мобильными резервами командующих войсками военных округов, резервами начальников зон (районов) противодействия терроризму и начальников территориальных гарнизонов, с подразделениями антитеррора местных гарнизонов и воинских частей. </text:p>
      <text:p text:style-name="P115"/>
      <text:p text:style-name="P108">Ежемесячные (последняя пятница каждого месяца) демонстративные тренировки в масштабах гарнизонов (военных городков) с выводом техники подразделений антитеррора и усиления в районы КТП (КTП), с использованием средств имитации и холост<text:span text:style-name="T2">ы</text:span>х боеприпасов, отработкой приемов рукопашного боя и действий подразделений, предназначенных для ликвидации последствий террористических актов (в том числе медицинских пожарных команд, подразделений спецобработки войск РХБ3 подразделений).</text:p>
      <text:p text:style-name="P115"/>
      <text:p text:style-name="P105"><text:soft-page-break/></text:p>
      <text:h text:style-name="P132" text:outline-level="2">4. Выполнение «Плана мероприятий по противодействию терроризму в Воздушно- десантных войсках на год».</text:h>
      <text:p text:style-name="P108">Представляется информация об исполнении мероприятий Плана со сроками исполнения «Постоянно» и «В течение года» (с обязательной ссылкой на пункты Плана). </text:p>
      <text:h text:style-name="P132" text:outline-level="2">5. Проделанная работа по обеспечению антитеррористической защищенности на непосредственно и оперативно подчиненных объектах Вооруженных Сил Российской Федерации.</text:h>
      <text:p text:style-name="P110">Принятие в отчетном периоде на вооружение (ввод в эксплуатацию, установка, ремонт) защитных устройств и комплексов технических средств охраны, инженерных, строительных, технических сооружений, конструкций и ограждений, обеспечивающих защиту и безопасные условия жизнедеятельности военнослужащих и лиц гражданского персонала.</text:p>
      <text:h text:style-name="P133" text:outline-level="2">5.2. Источники информации и порядок её получения</text:h>
      <text:p text:style-name="P140">Информация о составе сил и средств, предназначенных для противодействия терроризму в подчиненных соединениях и воинских частях ВДВ формируется на уровне управления соединение, и передаётся для обобщения и последующего анализа в вышестоящий орган управления по существующим закрытым каналам связи. </text:p>
      <text:p text:style-name="P138"/>
      <text:p text:style-name="P143"/>
      <text:h text:style-name="P133" text:outline-level="2">5.3. Пределы изменения данных, их размерность</text:h>
      <text:p text:style-name="P140">Данные отображаемые в ходе решения задачи выражают количественное значение, измеряются в целых числах имеют отображение: </text:p>
      <text:p text:style-name="P140">— числовые значения для обозначения наименований воинских частей и соединений, количественных характеристик состава сил и средств противодействия терроризму; </text:p>
      <text:p text:style-name="P140">— текстовый формат для отображения наименования воинских частей и соединений</text:p>
      <text:p text:style-name="P116"/>
      <text:h text:style-name="P132" text:outline-level="2">6. Организация проверок состояния противодействия терроризму в подчиненных и оперативно подчиненных воинских частях</text:h>
      <text:p text:style-name="P109">Сведения о проверках и их результатах (с указанием основных выявленных недостатков, причин их возникновения, должностных лицах, виновных в нарушениях и принятых мерах), проведенных:</text:p>
      <text:p text:style-name="P128">— <text:span text:style-name="T19">к</text:span>омандиром бригады (воинской части) лично или другим должностным лицом по их указанию;<text:tab/></text:p>
      <text:p text:style-name="P109">— руководителем центрального органа военного управления, лично или другим должностным лицом по их указанию;</text:p>
      <text:p text:style-name="P110">— начальником зоны (территориального гарнизона, отдельного района) лично или другим должностным лицом по его указанию</text:p>
      <text:p text:style-name="P110">— в органах военного управления, местных гарнизонах, войсках (силах) и организациях Вооруженных Сил, дислоцированных в границах зоны ответственности.</text:p>
      <text:h text:style-name="P132" text:outline-level="2">7. Участие органов управления и войск (сил) в мероприятиях военного международной антитеррористической деятельности</text:h>
      <text:p text:style-name="P110">Участие в международных учениях и тренировках. </text:p>
      <text:p text:style-name="P110">Участие в штабных переговорах, консультациях, рабочих встречах, мероприятиях по обмену опытом и международного военного сотрудничества. </text:p>
      <text:p text:style-name="P110">Участие в разработке международных нормативно-правовых и иных документов.</text:p>
      <text:p text:style-name="P110">Проблемные вопросы. </text:p>
      <text:p text:style-name="P117"/>
      <text:h text:style-name="P131" text:outline-level="2"/>
      <text:p text:style-name="P98"/>
      <text:p text:style-name="P9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84">&lt;должность&gt;</text:p>
          </table:table-cell>
          <table:table-cell table:style-name="Таблица1.B1" office:value-type="string">
            <text:p text:style-name="P80"/>
          </table:table-cell>
          <table:table-cell table:style-name="Таблица1.A1" office:value-type="string">
            <text:p text:style-name="P76"><text:span text:style-name="T10">&lt;в/звание&gt;</text:span> <text:span text:style-name="T10">&lt;И. Фамилия&gt;</text:span> </text:p>
          </table:table-cell>
        </table:table-row>
        <table:table-row>
          <table:table-cell table:style-name="Таблица1.A1" office:value-type="string">
            <text:p text:style-name="P16"><text:tab/><text:span text:style-name="T8">(должность) </text:span></text:p>
          </table:table-cell>
          <table:table-cell table:style-name="Таблица1.A1" office:value-type="string">
            <text:p text:style-name="P20"><text:span text:style-name="T9">(</text:span>подпись<text:span text:style-name="T9">)</text:span></text:p>
          </table:table-cell>
          <table:table-cell table:style-name="Таблица1.A1" office:value-type="string">
            <text:p text:style-name="P24">(воинское звание, инициал имени, фамилия)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style-name="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96444" officeooo:paragraph-rsid="00196444" style:font-weight-asian="bold" style:font-weight-complex="bold"/>
    </style:style>
    <style:style style:name="MP3" style:family="paragraph" style:parent-style-name="Footer">
      <style:text-properties officeooo:paragraph-rsid="00171e7a"/>
    </style:style>
    <style:style style:name="MT1" style:family="text">
      <style:text-properties officeooo:rsid="00213da8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7</text:span></text:p>
        <text:p text:style-name="MP2">Донесение по противодействию терроризму <text:line-break/><text:span text:style-name="MT1">соединения, воинской части за ЯНВАРЬ 201__г. №___. 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8-04T16:11:56.482353601</dc:date>
    <meta:editing-duration>PT6H1M52S</meta:editing-duration>
    <meta:editing-cycles>27</meta:editing-cycles>
    <meta:generator>LibreOffice/6.0.7.3$Linux_X86_64 LibreOffice_project/00m0$Build-3</meta:generator>
    <meta:document-statistic meta:table-count="1" meta:image-count="0" meta:object-count="0" meta:page-count="5" meta:paragraph-count="43" meta:word-count="670" meta:character-count="5797" meta:non-whitespace-character-count="5143"/>
  </office:meta>
</office:document-meta>
</file>